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5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3"/>
    <style:style style:name="ce9" style:family="table-cell" style:parent-style-name="Default" style:data-style-name="N44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3]/1000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/1000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5]/1000" office:value-type="float" office:value="0.0003" calcext:value-type="float">
            <text:p>0.0003</text:p>
          </table:table-cell>
          <table:table-cell/>
        </table:table-row>
        <table:table-row table:style-name="ro1">
          <table:table-cell/>
          <table:table-cell table:formula="of:=[.B3]*[.B4]*[.B5]" office:value-type="float" office:value="60" calcext:value-type="float">
            <text:p>60</text:p>
          </table:table-cell>
          <table:table-cell table:formula="of:=[.C3]*[.C4]*[.C5]" office:value-type="float" office:value="0.00000006" calcext:value-type="float">
            <text:p>6E-08</text:p>
          </table:table-cell>
          <table:table-cell office:value-type="string" calcext:value-type="string">
            <text:p>m^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table:formula="of:=[.B8]*[.C6]" office:value-type="float" office:value="0.0001398" calcext:value-type="float">
            <text:p>0.000139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float" office:value="0.040013" calcext:value-type="float">
            <text:p>4.00E-02</text:p>
          </table:table-cell>
          <table:table-cell table:formula="of:=[.B13]/[.B14]" office:value-type="float" office:value="60.0002999040307" calcext:value-type="float">
            <text:p>60.0002999040307</text:p>
          </table:table-cell>
          <table:table-cell table:formula="of:=[.B13]/60" office:value-type="float" office:value="0.000666883333333333" calcext:value-type="float">
            <text:p>0.000666883333333</text:p>
          </table:table-cell>
        </table:table-row>
        <table:table-row table:style-name="ro1">
          <table:table-cell/>
          <table:table-cell table:style-name="ce1" office:value-type="float" office:value="0.00066688" calcext:value-type="float">
            <text:p>6.67E-04</text:p>
          </table:table-cell>
          <table:table-cell table:formula="of:=[.B14]/[.B13]" office:value-type="float" office:value="0.0166665833604079" calcext:value-type="float">
            <text:p>0.01666658336040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7]-5" office:value-type="float" office:value="6" calcext:value-type="float">
            <text:p>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number-columns-repeated="3"/>
          <table:table-cell table:formula="of:=[.B17]*[.C17]+[.D17]" office:value-type="float" office:value="0.333" calcext:value-type="float">
            <text:p>0.3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21900" calcext:value-type="float">
            <text:p>21900</text:p>
          </table:table-cell>
          <table:table-cell office:value-type="float" office:value="60" calcext:value-type="float">
            <text:p>60</text:p>
          </table:table-cell>
          <table:table-cell table:formula="of:=[.B23]/[.C23]" office:value-type="float" office:value="365" calcext:value-type="float">
            <text:p>36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float" office:value="0.048" calcext:value-type="float">
            <text:p>0.0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.094" calcext:value-type="float">
            <text:p>1.094</text:p>
          </table:table-cell>
          <table:table-cell office:value-type="string" calcext:value-type="string">
            <text:p>N6SG [Sv/Gy]</text:p>
          </table:table-cell>
          <table:table-cell table:number-columns-repeated="7"/>
          <table:table-cell office:value-type="string" calcext:value-type="string">
            <text:p>N6SG [Sv/Gy]</text:p>
          </table:table-cell>
          <table:table-cell/>
        </table:table-row>
        <table:table-row table:style-name="ro1">
          <table:table-cell table:number-columns-repeated="3"/>
          <table:table-cell table:formula="of:=[.D1]+[.D2]" office:value-type="float" office:value="1.142" calcext:value-type="float">
            <text:p>1.142</text:p>
          </table:table-cell>
          <table:table-cell office:value-type="float" office:value="2.45" calcext:value-type="float">
            <text:p>2.45</text:p>
          </table:table-cell>
          <table:table-cell table:number-columns-repeated="6"/>
          <table:table-cell table:formula="of:=[.D3]" office:value-type="float" office:value="1.142" calcext:value-type="float">
            <text:p>1.142</text:p>
          </table:table-cell>
          <table:table-cell table:formula="of:=[.E3]" office:value-type="float" office:value="2.45" calcext:value-type="float">
            <text:p>2.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s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*(10)</text:p>
          </table:table-cell>
          <table:table-cell/>
          <table:table-cell office:value-type="string" calcext:value-type="string">
            <text:p>sec.</text:p>
          </table:table-cell>
          <table:table-cell table:number-columns-repeated="3"/>
          <table:table-cell office:value-type="string" calcext:value-type="string">
            <text:p>Ds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*(1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ARI 7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/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0.4" calcext:value-type="float">
            <text:p>10.4</text:p>
          </table:table-cell>
          <table:table-cell table:style-name="ce3"/>
          <table:table-cell table:style-name="ce4" table:formula="of:=[.E5]/100" office:value-type="float" office:value="0.087" calcext:value-type="float">
            <text:p>0.087</text:p>
          </table:table-cell>
          <table:table-cell table:style-name="ce4" table:number-columns-repeated="2"/>
          <table:table-cell table:style-name="ce3" office:value-type="float" office:value="7.6" calcext:value-type="float">
            <text:p>7.6</text:p>
          </table:table-cell>
          <table:table-cell table:style-name="ce4" table:formula="of:=[.M5]/100" office:value-type="float" office:value="0.076" calcext:value-type="float">
            <text:p>0.076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16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table:formula="of:=[.C6]*[.$D$3]" office:value-type="float" office:value="3.63156" calcext:value-type="float">
            <text:p>3.63156</text:p>
          </table:table-cell>
          <table:table-cell table:style-name="ce3" table:formula="of:=[.D6]*[.$E$3]" office:value-type="float" office:value="8.897322" calcext:value-type="float">
            <text:p>8.897322</text:p>
          </table:table-cell>
          <table:table-cell table:style-name="ce3" office:value-type="float" office:value="610" calcext:value-type="float">
            <text:p>610</text:p>
          </table:table-cell>
          <table:table-cell table:style-name="ce3" table:formula="of:=14380-7194" office:value-type="float" office:value="7186" calcext:value-type="float">
            <text:p>7186</text:p>
          </table:table-cell>
          <table:table-cell table:style-name="ce3" table:formula="of:=[.F6]*[.$H$5]" office:value-type="float" office:value="6344" calcext:value-type="float">
            <text:p>6344</text:p>
          </table:table-cell>
          <table:table-cell table:style-name="ce3" table:formula="of:=[.$G$5]/[.H6]" office:value-type="float" office:value="1.13493064312736" calcext:value-type="float">
            <text:p>1.13493064312736</text:p>
          </table:table-cell>
          <table:table-cell table:style-name="ce11" table:formula="of:=([.E6]/[.$J$5])-100" office:value-type="float" office:value="2.26806896551726" calcext:value-type="float">
            <text:p>2.27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table:formula="of:=[.K6]*[.$L$3]" office:value-type="float" office:value="2.99204" calcext:value-type="float">
            <text:p>2.99204</text:p>
          </table:table-cell>
          <table:table-cell table:style-name="ce3" table:formula="of:=[.L6]*[.$M$3]" office:value-type="float" office:value="7.330498" calcext:value-type="float">
            <text:p>7.330498</text:p>
          </table:table-cell>
          <table:table-cell table:style-name="ce11" table:formula="of:=([.M6]/[.$N$5])-100" office:value-type="float" office:value="-3.5460789473684" calcext:value-type="float">
            <text:p>-3.55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21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table:formula="of:=[.C7]*[.$D$3]" office:value-type="float" office:value="3.35748" calcext:value-type="float">
            <text:p>3.35748</text:p>
          </table:table-cell>
          <table:table-cell table:style-name="ce3" table:formula="of:=[.D7]*[.$E$3]" office:value-type="float" office:value="8.225826" calcext:value-type="float">
            <text:p>8.225826</text:p>
          </table:table-cell>
          <table:table-cell table:style-name="ce3" office:value-type="float" office:value="618" calcext:value-type="float">
            <text:p>618</text:p>
          </table:table-cell>
          <table:table-cell table:style-name="ce3"/>
          <table:table-cell table:style-name="ce3" table:formula="of:=[.F7]*[.$H$5]" office:value-type="float" office:value="6427.2" calcext:value-type="float">
            <text:p>6427.2</text:p>
          </table:table-cell>
          <table:table-cell table:style-name="ce3" table:formula="of:=[.$G$5]/[.H7]" office:value-type="float" office:value="1.12023898431665" calcext:value-type="float">
            <text:p>1.12023898431665</text:p>
          </table:table-cell>
          <table:table-cell table:style-name="ce11" table:formula="of:=([.E7]/[.$J$5])-100" office:value-type="float" office:value="-5.45027586206896" calcext:value-type="float">
            <text:p>-5.45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table:formula="of:=[.K7]*[.$L$3]" office:value-type="float" office:value="2.78648" calcext:value-type="float">
            <text:p>2.78648</text:p>
          </table:table-cell>
          <table:table-cell table:style-name="ce3" table:formula="of:=[.L7]*[.$M$3]" office:value-type="float" office:value="6.826876" calcext:value-type="float">
            <text:p>6.826876</text:p>
          </table:table-cell>
          <table:table-cell table:style-name="ce11" table:formula="of:=([.M7]/[.$N$5])-100" office:value-type="float" office:value="-10.1726842105263" calcext:value-type="float">
            <text:p>-10.17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98</text:p>
          </table:table-cell>
          <table:table-cell table:style-name="ce3" office:value-type="float" office:value="2.4" calcext:value-type="float">
            <text:p>2.4</text:p>
          </table:table-cell>
          <table:table-cell table:style-name="ce3" table:formula="of:=[.C8]*[.$D$3]" office:value-type="float" office:value="2.7408" calcext:value-type="float">
            <text:p>2.7408</text:p>
          </table:table-cell>
          <table:table-cell table:style-name="ce3" table:formula="of:=[.D8]*[.$E$3]" office:value-type="float" office:value="6.71496" calcext:value-type="float">
            <text:p>6.71496</text:p>
          </table:table-cell>
          <table:table-cell table:style-name="ce3" office:value-type="float" office:value="470" calcext:value-type="float">
            <text:p>470</text:p>
          </table:table-cell>
          <table:table-cell table:style-name="ce3" table:formula="of:=14372-7207" office:value-type="float" office:value="7165" calcext:value-type="float">
            <text:p>7165</text:p>
          </table:table-cell>
          <table:table-cell table:style-name="ce3" table:formula="of:=[.F8]*[.$H$5]" office:value-type="float" office:value="4888" calcext:value-type="float">
            <text:p>4888</text:p>
          </table:table-cell>
          <table:table-cell table:style-name="ce3" table:formula="of:=[.$G$5]/[.H8]" office:value-type="float" office:value="1.47299509001637" calcext:value-type="float">
            <text:p>1.47299509001637</text:p>
          </table:table-cell>
          <table:table-cell table:style-name="ce11" table:formula="of:=([.E8]/[.$J$5])-100" office:value-type="float" office:value="-22.8165517241379" calcext:value-type="float">
            <text:p>-22.82</text:p>
          </table:table-cell>
          <table:table-cell table:style-name="ce4" office:value-type="float" office:value="2.1" calcext:value-type="float">
            <text:p>2.1</text:p>
          </table:table-cell>
          <table:table-cell table:style-name="ce4" table:formula="of:=[.K8]*[.$L$3]" office:value-type="float" office:value="2.3982" calcext:value-type="float">
            <text:p>2.3982</text:p>
          </table:table-cell>
          <table:table-cell table:style-name="ce3" table:formula="of:=[.L8]*[.$M$3]" office:value-type="float" office:value="5.87559" calcext:value-type="float">
            <text:p>5.87559</text:p>
          </table:table-cell>
          <table:table-cell table:style-name="ce11" table:formula="of:=([.M8]/[.$N$5])-100" office:value-type="float" office:value="-22.6896052631579" calcext:value-type="float">
            <text:p>-22.69</text:p>
          </table:table-cell>
        </table:table-row>
        <table:table-row table:style-name="ro2">
          <table:table-cell/>
          <table:table-cell table:style-name="ce3" office:value-type="string" calcext:value-type="string">
            <text:p>AIRDOS s.n. F0</text:p>
          </table:table-cell>
          <table:table-cell table:style-name="ce3" office:value-type="float" office:value="3.28" calcext:value-type="float">
            <text:p>3.28</text:p>
          </table:table-cell>
          <table:table-cell table:style-name="ce3" table:formula="of:=[.C9]*[.$D$3]" office:value-type="float" office:value="3.74576" calcext:value-type="float">
            <text:p>3.74576</text:p>
          </table:table-cell>
          <table:table-cell table:style-name="ce3" table:formula="of:=[.D9]*[.$E$3]" office:value-type="float" office:value="9.177112" calcext:value-type="float">
            <text:p>9.177112</text:p>
          </table:table-cell>
          <table:table-cell table:style-name="ce3" office:value-type="float" office:value="610" calcext:value-type="float">
            <text:p>610</text:p>
          </table:table-cell>
          <table:table-cell table:style-name="ce3"/>
          <table:table-cell table:style-name="ce3" table:formula="of:=[.F9]*[.$H$5]" office:value-type="float" office:value="6344" calcext:value-type="float">
            <text:p>6344</text:p>
          </table:table-cell>
          <table:table-cell table:style-name="ce3" table:formula="of:=[.$G$5]/[.H9]" office:value-type="float" office:value="1.13493064312736" calcext:value-type="float">
            <text:p>1.13493064312736</text:p>
          </table:table-cell>
          <table:table-cell table:style-name="ce11" table:formula="of:=([.E9]/[.$J$5])-100" office:value-type="float" office:value="5.48404597701152" calcext:value-type="float">
            <text:p>5.48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table:formula="of:=[.K9]*[.$L$3]" office:value-type="float" office:value="3.10624" calcext:value-type="float">
            <text:p>3.10624</text:p>
          </table:table-cell>
          <table:table-cell table:style-name="ce3" table:formula="of:=[.L9]*[.$M$3]" office:value-type="float" office:value="7.610288" calcext:value-type="float">
            <text:p>7.610288</text:p>
          </table:table-cell>
          <table:table-cell table:style-name="ce11" table:formula="of:=([.M9]/[.$N$5])-100" office:value-type="float" office:value="0.135368421052647" calcext:value-type="float">
            <text:p>0.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asurements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formula="of:=[.E8]*[.H13]" office:value-type="float" office:value="8.729448" calcext:value-type="float">
            <text:p>8.729448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C6]+[.C6]*0.094+[.C6]*0.048" office:value-type="float" office:value="3.63156" calcext:value-type="float">
            <text:p>3.63156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table:number-columns-repeated="4"/>
          <table:table-cell table:style-name="ce8" office:value-type="time" office:time-value="PT18H55M04S" calcext:value-type="time">
            <text:p>06:55:04 PM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table:number-columns-repeated="4"/>
          <table:table-cell table:style-name="ce8" office:value-type="time" office:time-value="PT20H54M51S" calcext:value-type="time">
            <text:p>08:54:51 PM</text:p>
          </table:table-cell>
          <table:table-cell/>
          <table:table-cell office:value-type="string" calcext:value-type="string">
            <text:p>liulin</text:p>
          </table:table-cell>
          <table:table-cell office:value-type="float" office:value="11336.9" calcext:value-type="float">
            <text:p>11336.9</text:p>
          </table:table-cell>
          <table:table-cell table:formula="of:=[.J18]/[.J19]" office:value-type="float" office:value="1.09423199428605" calcext:value-type="float">
            <text:p>1.09423199428605</text:p>
          </table:table-cell>
          <table:table-cell table:number-columns-repeated="3"/>
        </table:table-row>
        <table:table-row table:style-name="ro1">
          <table:table-cell/>
          <table:table-cell table:formula="of:=[.B18]/[.B17]" office:value-type="float" office:value="1.00156961230576" calcext:value-type="float">
            <text:p>1.00156961230576</text:p>
          </table:table-cell>
          <table:table-cell table:number-columns-repeated="4"/>
          <table:table-cell table:style-name="ce9" table:formula="of:=[.G18]-[.G17]" office:value-type="time" office:time-value="PT01H59M47S" calcext:value-type="time">
            <text:p>01:59:47</text:p>
          </table:table-cell>
          <table:table-cell/>
          <table:table-cell office:value-type="string" calcext:value-type="string">
            <text:p>airdos</text:p>
          </table:table-cell>
          <table:table-cell office:value-type="float" office:value="10360.6" calcext:value-type="float">
            <text:p>10360.6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47+60*59+60*60" office:value-type="float" office:value="7187" calcext:value-type="float">
            <text:p>718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22]*1.01" office:value-type="float" office:value="101" calcext:value-type="float">
            <text:p>10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34:27.684695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20:51:42.316996655</meta:creation-date>
    <dc:date>2020-04-20T11:23:07.018922805</dc:date>
    <meta:editing-duration>PT15H14M17S</meta:editing-duration>
    <meta:editing-cycles>7</meta:editing-cycles>
    <meta:generator>LibreOffice/6.3.5.2$Linux_X86_64 LibreOffice_project/30$Build-2</meta:generator>
    <meta:document-statistic meta:table-count="2" meta:cell-count="115" meta:object-count="0"/>
    <meta:user-defined meta:name=""/>
  </office:meta>
</office:document-meta>
</file>